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7.1292in" fo:margin-left="0.0361in" fo:margin-top="0in" fo:margin-bottom="0in" table:align="left" style:writing-mode="lr-tb"/>
    </style:style>
    <style:style style:name="Table2.A" style:family="table-column">
      <style:table-column-properties style:column-width="7.1292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210bc1"/>
    </style:style>
    <style:style style:name="P6" style:family="paragraph" style:parent-style-name="Standard">
      <style:text-properties officeooo:paragraph-rsid="003af9c4"/>
    </style:style>
    <style:style style:name="P7" style:family="paragraph" style:parent-style-name="Standard">
      <style:text-properties officeooo:rsid="003b9653" officeooo:paragraph-rsid="003b9653"/>
    </style:style>
    <style:style style:name="P8" style:family="paragraph" style:parent-style-name="Standard">
      <style:text-properties officeooo:rsid="003b9653" officeooo:paragraph-rsid="004824c4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501d4b" style:font-name-asian="Times New Roman" style:font-size-asian="10pt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60076f" officeooo:paragraph-rsid="0060076f" style:font-name-asian="Times New Roman" style:font-size-asian="10pt" style:font-name-complex="Calibri1" style:font-size-complex="10pt"/>
    </style:style>
    <style:style style:name="P12" style:family="paragraph" style:parent-style-name="Standard">
      <style:text-properties officeooo:rsid="0060076f" officeooo:paragraph-rsid="0060076f"/>
    </style:style>
    <style:style style:name="P13" style:family="paragraph" style:parent-style-name="Standard" style:list-style-name="L1">
      <style:text-properties officeooo:paragraph-rsid="0062118b"/>
    </style:style>
    <style:style style:name="P14" style:family="paragraph" style:parent-style-name="Standard" style:list-style-name="L1">
      <style:text-properties officeooo:paragraph-rsid="0060c04e"/>
    </style:style>
    <style:style style:name="P15" style:family="paragraph" style:parent-style-name="Standard" style:list-style-name="L1">
      <style:text-properties officeooo:rsid="0060c04e" officeooo:paragraph-rsid="0060c04e"/>
    </style:style>
    <style:style style:name="P16" style:family="paragraph" style:parent-style-name="Standard" style:list-style-name="L2">
      <style:text-properties officeooo:rsid="0060c04e" officeooo:paragraph-rsid="0073611c"/>
    </style:style>
    <style:style style:name="P17" style:family="paragraph" style:parent-style-name="Standard" style:list-style-name="L2">
      <style:text-properties officeooo:rsid="0062118b" officeooo:paragraph-rsid="0062118b"/>
    </style:style>
    <style:style style:name="P18" style:family="paragraph" style:parent-style-name="Standard" style:list-style-name="L2">
      <style:text-properties officeooo:rsid="0062118b" officeooo:paragraph-rsid="0062cf77"/>
    </style:style>
    <style:style style:name="P19" style:family="paragraph" style:parent-style-name="Standard" style:list-style-name="L1">
      <style:text-properties officeooo:rsid="0062118b" officeooo:paragraph-rsid="0062cf77"/>
    </style:style>
    <style:style style:name="P20" style:family="paragraph" style:parent-style-name="Standard" style:list-style-name="L1">
      <style:text-properties officeooo:rsid="0062118b" officeooo:paragraph-rsid="0062118b"/>
    </style:style>
    <style:style style:name="P21" style:family="paragraph" style:parent-style-name="Standard" style:list-style-name="L1">
      <style:text-properties officeooo:rsid="0062118b" officeooo:paragraph-rsid="0073611c"/>
    </style:style>
    <style:style style:name="P22" style:family="paragraph" style:parent-style-name="Standard" style:list-style-name="L1">
      <style:text-properties officeooo:rsid="0073611c" officeooo:paragraph-rsid="0073611c"/>
    </style:style>
    <style:style style:name="T1" style:family="text">
      <style:text-properties officeooo:rsid="003b9653"/>
    </style:style>
    <style:style style:name="T2" style:family="text">
      <style:text-properties officeooo:rsid="004458f0"/>
    </style:style>
    <style:style style:name="T3" style:family="text">
      <style:text-properties officeooo:rsid="005525b5"/>
    </style:style>
    <style:style style:name="T4" style:family="text">
      <style:text-properties officeooo:rsid="00563bbd"/>
    </style:style>
    <style:style style:name="T5" style:family="text">
      <style:text-properties officeooo:rsid="0060076f"/>
    </style:style>
    <style:style style:name="T6" style:family="text">
      <style:text-properties officeooo:rsid="0060c04e"/>
    </style:style>
    <style:style style:name="T7" style:family="text">
      <style:text-properties officeooo:rsid="0062118b"/>
    </style:style>
    <style:style style:name="T8" style:family="text">
      <style:text-properties officeooo:rsid="0062cf77"/>
    </style:style>
    <style:style style:name="T9" style:family="text">
      <style:text-properties officeooo:rsid="006465a0"/>
    </style:style>
    <style:style style:name="T10" style:family="text">
      <style:text-properties officeooo:rsid="0064a66a"/>
    </style:style>
    <style:style style:name="T11" style:family="text">
      <style:text-properties officeooo:rsid="006563ad"/>
    </style:style>
    <style:style style:name="T12" style:family="text">
      <style:text-properties officeooo:rsid="00670dce"/>
    </style:style>
    <style:style style:name="T13" style:family="text">
      <style:text-properties officeooo:rsid="006bb220"/>
    </style:style>
    <style:style style:name="T14" style:family="text">
      <style:text-properties officeooo:rsid="0073611c"/>
    </style:style>
    <text:list-style style:name="L1">
      <text:list-level-style-number text:level="1" text:style-name="Numbering_20_Symbols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ory Caddell<text:span text:style-name="T4">S</text:span></text:p>
      <text:p text:style-name="P1">Pseudo-Code <text:span text:style-name="T1">and UML</text:span></text:p>
      <text:p text:style-name="P12">Project</text:p>
      <text:p text:style-name="P1"/>
      <text:p text:style-name="P2">Driver Class <text:span text:style-name="T1">Pseudo-Code</text:span>:</text:p>
      <text:list xml:id="list3752906966" text:style-name="L1">
        <text:list-item>
          <text:p text:style-name="P15">Display menu:</text:p>
        </text:list-item>
      </text:list>
      <text:list xml:id="list2801180747" text:style-name="L2">
        <text:list-item>
          <text:list>
            <text:list-item>
              <text:p text:style-name="P17">Quiz</text:p>
            </text:list-item>
            <text:list-item>
              <text:p text:style-name="P17">Homework</text:p>
            </text:list-item>
            <text:list-item>
              <text:p text:style-name="P17">Lab</text:p>
            </text:list-item>
            <text:list-item>
              <text:p text:style-name="P17">Project</text:p>
            </text:list-item>
            <text:list-item>
              <text:p text:style-name="P17">Teamwork</text:p>
            </text:list-item>
            <text:list-item>
              <text:p text:style-name="P18">Topic</text:p>
            </text:list-item>
            <text:list-item>
              <text:p text:style-name="P18">Exit</text:p>
            </text:list-item>
          </text:list>
        </text:list-item>
        <text:list-item>
          <text:p text:style-name="P16">Read user input from keyboard</text:p>
          <text:list>
            <text:list-item>
              <text:p text:style-name="P16">Read input from keyboard – <text:span text:style-name="T7">amount of scores</text:span></text:p>
            </text:list-item>
            <text:list-item>
              <text:p text:style-name="P16">Read input from keyboard – <text:span text:style-name="T7">amount of scores</text:span></text:p>
            </text:list-item>
          </text:list>
        </text:list-item>
        <text:list-item>
          <text:p text:style-name="P16">While user input does not equal 0, repeat step <text:span text:style-name="T14">1 and 2.</text:span></text:p>
        </text:list-item>
      </text:list>
      <text:list xml:id="list111739481621798" text:continue-list="list3752906966" text:style-name="L1">
        <text:list-header>
          <text:p text:style-name="P15"/>
        </text:list-header>
        <text:list-item>
          <text:p text:style-name="P14"><text:span text:style-name="T6">Display menu</text:span></text:p>
          <text:list>
            <text:list-item>
              <text:p text:style-name="P13"><text:span text:style-name="T7">Grading One Studen</text:span><text:span text:style-name="T9">t</text:span></text:p>
            </text:list-item>
            <text:list-item>
              <text:p text:style-name="P19">Printing The Grade of One Studen from Input File</text:p>
            </text:list-item>
            <text:list-item>
              <text:p text:style-name="P21">Printing the Grades of <text:span text:style-name="T8">Class</text:span></text:p>
            </text:list-item>
            <text:list-item>
              <text:p text:style-name="P22">Exit</text:p>
            </text:list-item>
          </text:list>
        </text:list-item>
        <text:list-item>
          <text:p text:style-name="P21"><text:span text:style-name="T6">Read input from keyboard</text:span></text:p>
          <text:list>
            <text:list-item>
              <text:p text:style-name="P15">if task 1 is selected:</text:p>
              <text:list>
                <text:list-item>
                  <text:p text:style-name="P20">Read input from keyboard</text:p>
                </text:list-item>
                <text:list-item>
                  <text:p text:style-name="P20">Display Grade</text:p>
                </text:list-item>
                <text:list-item>
                  <text:p text:style-name="P20">Write to file</text:p>
                </text:list-item>
              </text:list>
            </text:list-item>
            <text:list-item>
              <text:p text:style-name="P20">if task 2 is selected</text:p>
              <text:list>
                <text:list-item>
                  <text:p text:style-name="P20">Display student grade from to file to screen</text:p>
                </text:list-item>
              </text:list>
            </text:list-item>
            <text:list-item>
              <text:p text:style-name="P20">if task 3 is selected</text:p>
              <text:list>
                <text:list-item>
                  <text:p text:style-name="P21">Display class grades from file to screen</text:p>
                </text:list-item>
              </text:list>
            </text:list-item>
          </text:list>
        </text:list-item>
        <text:list-item>
          <text:p text:style-name="P21"><text:span text:style-name="T6">While user input does not equal 0, repeat steps </text:span><text:span text:style-name="T14">4 – 5.</text:span></text:p>
          <text:p text:style-name="P15"/>
        </text:list-item>
      </text:list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pan text:style-name="T5">Student</text:span> Class UML:</text:p>
      <text:p text:style-name="P5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FA2022_<text:span text:style-name="T5">Student</text:span>_Caddel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>- <text:span text:style-name="T5">courseName:String</text:span></text:p>
            <text:p text:style-name="P10">- <text:span text:style-name="T5">studentName:String</text:span></text:p>
            <text:p text:style-name="P10">- <text:span text:style-name="T5">studentID:String</text:span></text:p>
            <text:p text:style-name="P10">- <text:span text:style-name="T5">extraCreditScore:int</text:span></text:p>
            <text:p text:style-name="P10">- <text:span text:style-name="T5">totalMaxScore:int</text:span></text:p>
            <text:p text:style-name="P10">- <text:span text:style-name="T5">ARRAY_SIZE:int</text:span></text:p>
            <text:p text:style-name="P10">- <text:span text:style-name="T5">assignmentNames:String[ARRAY_SIZE]</text:span></text:p>
            <text:p text:style-name="P10">- <text:span text:style-name="T10">studentScores:int[ARRAY_SIZE]</text:span><text:span text:style-name="T13">[]</text:span></text:p>
            <text:p text:style-name="P10">- <text:span text:style-name="T5">studentScore</text:span><text:span text:style-name="T12">s</text:span><text:span text:style-name="T5">String:String[ARRAY_SIZE]</text:span></text:p>
          </table:table-cell>
        </table:table-row>
        <table:table-row table:style-name="Table2.3">
          <table:table-cell table:style-name="Table2.A3" office:value-type="string">
            <text:p text:style-name="P9">+ FA2022_<text:span text:style-name="T3">Product</text:span>_Caddell()<text:line-break/>+ FA2022_<text:span text:style-name="T3">Product</text:span>_Caddell(<text:span text:style-name="T5">cn:String, sn:String, id:String, ex:int, an:</text:span><text:span text:style-name="T11">String</text:span><text:span text:style-name="T5">[], ss:int[]</text:span><text:span text:style-name="T13">[]</text:span><text:span text:style-name="T5">, <text:s text:c="2"/></text:span><text:span text:style-name="T12">ss</text:span><text:span text:style-name="T11">s:String[]</text:span><text:span text:style-name="T3">)</text:span></text:p>
            <text:p text:style-name="P9"><text:span text:style-name="T5">+ calcTotalMaxScore():</text:span><text:span text:style-name="T12">void</text:span><text:line-break/><text:span text:style-name="T5">+ calcTotalStudentScores():</text:span><text:span text:style-name="T12">void</text:span></text:p>
            <text:p text:style-name="P11">+ calcNumericGrade():float</text:p>
            <text:p text:style-name="P11">+ calcLetterGrade():char</text:p>
            <text:p text:style-name="P11">+ toFile():String</text:p>
            <text:p text:style-name="P11">+ shortOutput():String</text:p>
            <text:p text:style-name="P11">+ toString():String</text:p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11-07T11:17:38.542381099</dc:date>
    <meta:editing-duration>P1DT13H18M55S</meta:editing-duration>
    <meta:editing-cycles>30</meta:editing-cycles>
    <meta:document-statistic meta:table-count="1" meta:image-count="0" meta:object-count="0" meta:page-count="2" meta:paragraph-count="49" meta:word-count="196" meta:character-count="1289" meta:non-whitespace-character-count="1164"/>
  </office:meta>
</office:document-meta>
</file>